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Calibri3" svg:font-family="Calibri"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3">
      <style:paragraph-properties fo:text-align="justify" style:justify-single-word="false"/>
    </style:style>
    <style:style style:name="P2" style:family="paragraph" style:parent-style-name="List_20_Paragraph" style:list-style-name="WWNum14">
      <style:paragraph-properties fo:text-align="justify" style:justify-single-word="false"/>
    </style:style>
    <style:style style:name="P3" style:family="paragraph" style:parent-style-name="List_20_Paragraph">
      <style:paragraph-properties fo:line-height="106%" fo:text-align="justify" style:justify-single-word="false"/>
      <style:text-properties style:font-name="Calibri Light" fo:font-size="8pt" style:font-size-asian="8pt" style:font-name-complex="Calibri Light1" style:font-size-complex="8pt"/>
    </style:style>
    <style:style style:name="P4" style:family="paragraph" style:parent-style-name="List_20_Paragraph">
      <style:paragraph-properties fo:line-height="106%" fo:text-align="justify" style:justify-single-word="false"/>
      <style:text-properties style:font-name="Calibri Light" fo:font-size="5pt" style:font-size-asian="5pt" style:font-name-complex="Calibri Light1" style:font-size-complex="5pt"/>
    </style:style>
    <style:style style:name="P5" style:family="paragraph" style:parent-style-name="List_20_Paragraph">
      <style:paragraph-properties fo:text-align="justify" style:justify-single-word="false"/>
      <style:text-properties style:font-name="Calibri Light" fo:font-size="10pt" style:font-size-asian="10pt" style:font-name-complex="Calibri Light1" style:font-size-complex="10pt"/>
    </style:style>
    <style:style style:name="P6" style:family="paragraph" style:parent-style-name="List_20_Paragraph" style:list-style-name="WWNum14">
      <style:paragraph-properties fo:line-height="106%" fo:text-align="justify" style:justify-single-word="false"/>
    </style:style>
    <style:style style:name="P7" style:family="paragraph" style:parent-style-name="List_20_Paragraph" style:list-style-name="WWNum6">
      <style:paragraph-properties fo:margin-top="0.212cm" fo:margin-bottom="0cm" style:contextual-spacing="true" fo:line-height="100%" fo:text-align="justify" style:justify-single-word="false" fo:orphans="0" fo:widows="0">
        <style:tab-stops>
          <style:tab-stop style:position="2.54cm"/>
        </style:tab-stops>
      </style:paragraph-properties>
    </style:style>
    <style:style style:name="P8" style:family="paragraph" style:parent-style-name="List_20_Paragraph" style:list-style-name="WWNum5">
      <style:paragraph-properties fo:margin-top="0.212cm" fo:margin-bottom="0cm" style:contextual-spacing="true" fo:line-height="100%" fo:text-align="justify" style:justify-single-word="false" fo:orphans="0" fo:widows="0">
        <style:tab-stops>
          <style:tab-stop style:position="2.54cm"/>
        </style:tab-stops>
      </style:paragraph-properties>
    </style:style>
    <style:style style:name="P9" style:family="paragraph" style:parent-style-name="Standard">
      <style:paragraph-properties fo:text-align="justify" style:justify-single-word="false"/>
    </style:style>
    <style:style style:name="P10" style:family="paragraph" style:parent-style-name="Standard">
      <style:text-properties style:font-name="Calibri Light" fo:font-size="1pt" fo:font-weight="bold" style:font-name-asian="Times New Roman1" style:font-size-asian="1pt" style:language-asian="zh" style:country-asian="CN" style:font-weight-asian="bold" style:font-name-complex="Calibri Light1" style:font-size-complex="1pt"/>
    </style:style>
    <style:style style:name="P11" style:family="paragraph" style:parent-style-name="Standard">
      <style:paragraph-properties fo:line-height="106%" fo:text-align="justify" style:justify-single-word="false"/>
    </style:style>
    <style:style style:name="P12" style:family="paragraph" style:parent-style-name="Standard">
      <style:paragraph-properties fo:text-align="justify" style:justify-single-word="false" style:border-line-width-bottom="0.026cm 0.026cm 0.026cm" fo:padding-left="0cm" fo:padding-right="0cm" fo:padding-top="0cm" fo:padding-bottom="0.035cm" fo:border-left="none" fo:border-right="none" fo:border-top="none" fo:border-bottom="2.24pt double #000000"/>
    </style:style>
    <style:style style:name="P13" style:family="paragraph" style:parent-style-name="Standard">
      <style:paragraph-properties fo:margin-top="0.212cm" fo:margin-bottom="0cm" style:contextual-spacing="false" fo:line-height="100%" fo:text-align="justify" style:justify-single-word="false" fo:orphans="0" fo:widows="0">
        <style:tab-stops>
          <style:tab-stop style:position="2.54cm"/>
        </style:tab-stops>
      </style:paragraph-properties>
    </style:style>
    <style:style style:name="P14" style:family="paragraph" style:parent-style-name="Standard">
      <style:paragraph-properties fo:margin-top="0.212cm" fo:margin-bottom="0cm" style:contextual-spacing="false" fo:line-height="100%" fo:text-align="justify" style:justify-single-word="false" fo:orphans="0" fo:widows="0" style:border-line-width-bottom="0.026cm 0.026cm 0.026cm" fo:padding-left="0cm" fo:padding-right="0cm" fo:padding-top="0cm" fo:padding-bottom="0.035cm" fo:border-left="none" fo:border-right="none" fo:border-top="none" fo:border-bottom="2.24pt double #000000">
        <style:tab-stops>
          <style:tab-stop style:position="2.54cm"/>
        </style:tab-stops>
      </style:paragraph-properties>
      <style:text-properties fo:font-size="5pt" fo:font-weight="bold" style:font-size-asian="5pt" style:language-asian="es" style:country-asian="ES" style:font-weight-asian="bold" style:font-name-complex="Tahoma1" style:font-size-complex="5pt" style:font-weight-complex="bold"/>
    </style:style>
    <style:style style:name="P15" style:family="paragraph" style:parent-style-name="apartat1" style:list-style-name="" style:master-page-name="Standard">
      <style:paragraph-properties fo:margin-left="0.6cm" fo:margin-right="0cm" fo:text-align="justify" style:justify-single-word="false" fo:text-indent="-0.6cm" style:auto-text-indent="false" style:page-number="auto"/>
    </style:style>
    <style:style style:name="P16" style:family="paragraph">
      <loext:graphic-properties draw:fill="solid" draw:fill-color="#ffffff" draw:opacity="0%"/>
      <style:paragraph-properties fo:text-align="start"/>
      <style:text-properties fo:font-size="11pt"/>
    </style:style>
    <style:style style:name="P17" style:family="paragraph">
      <style:paragraph-properties fo:margin-top="0cm" fo:margin-bottom="0cm" fo:line-height="100%" fo:text-align="end"/>
      <style:text-properties fo:font-size="11pt"/>
    </style:style>
    <style:style style:name="P18" style:family="paragraph">
      <loext:graphic-properties draw:fill="none"/>
      <style:paragraph-properties fo:margin-top="0cm" fo:margin-bottom="0cm" fo:line-height="100%" fo:text-align="end"/>
      <style:text-properties fo:font-size="11pt"/>
    </style:style>
    <style:style style:name="T1" style:family="text">
      <style:text-properties fo:font-size="14pt" fo:language="ca" fo:country="ES" style:font-size-asian="14pt" style:font-size-complex="14pt"/>
    </style:style>
    <style:style style:name="T2" style:family="text">
      <style:text-properties fo:color="#4f81bd" loext:opacity="100%" fo:font-size="14pt" fo:font-weight="bold" style:font-size-asian="14pt" style:font-weight-asian="bold" style:font-size-complex="14pt"/>
    </style:style>
    <style:style style:name="T3" style:family="text">
      <style:text-properties fo:font-size="12pt" style:text-underline-style="solid" style:text-underline-width="auto" style:text-underline-color="font-color" fo:font-weight="bold" style:font-size-asian="12pt" style:language-asian="es" style:country-asian="ES" style:font-weight-asian="bold" style:font-name-complex="Tahoma1" style:font-size-complex="12pt" style:font-weight-complex="bold"/>
    </style:style>
    <style:style style:name="T4" style:family="text">
      <style:text-properties fo:font-size="12pt" style:text-underline-style="solid" style:text-underline-width="auto" style:text-underline-color="font-color" fo:font-weight="bold" officeooo:rsid="0005d568" style:font-size-asian="12pt" style:language-asian="es" style:country-asian="ES" style:font-weight-asian="bold" style:font-name-complex="Tahoma1" style:font-size-complex="12pt" style:font-weight-complex="bold"/>
    </style:style>
    <style:style style:name="T5" style:family="text">
      <style:text-properties fo:font-size="12pt" fo:font-weight="bold" style:font-size-asian="12pt" style:language-asian="es" style:country-asian="ES" style:font-weight-asian="bold" style:font-name-complex="Tahoma1" style:font-size-complex="12pt" style:font-weight-complex="bold"/>
    </style:style>
    <style:style style:name="T6" style:family="text">
      <style:text-properties style:font-name="Calibri Light" fo:font-size="12pt" style:font-size-asian="12pt" style:font-name-complex="Calibri Light1" style:font-size-complex="12pt"/>
    </style:style>
    <style:style style:name="T7" style:family="text">
      <style:text-properties style:font-name="Calibri Light" fo:font-size="12pt" style:text-underline-style="solid" style:text-underline-width="auto" style:text-underline-color="font-color" style:font-size-asian="12pt" style:font-name-complex="Calibri Light1" style:font-size-complex="12pt"/>
    </style:style>
    <style:style style:name="T8" style:family="text">
      <style:text-properties fo:text-transform="uppercase" fo:color="#5b9bd5" loext:opacity="100%"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fo:text-transform="uppercase" fo:color="#808080" loext:opacity="100%"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0" style:family="text">
      <style:text-properties fo:font-variant="normal" fo:text-transform="none" fo:color="#808080" loext:opacity="100%"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fo:margin-left="0cm" fo:margin-right="0cm" fo:margin-top="0cm" fo:margin-bottom="0cm" style:run-through="background" style:wrap="run-through" style:number-wrapped-paragraphs="no-limit" style:vertical-pos="middle" loext:vertical-rel="page-content-bottom" style:horizontal-pos="right" style:horizontal-rel="page" draw:wrap-influence-on-position="once-concurrent" loext:allow-overlap="true" style:flow-with-text="false"/>
    </style:style>
    <style:style style:name="gr2" style:family="graphic">
      <style:graphic-properties draw:stroke="none" svg:stroke-width="0.035cm" draw:stroke-linejoin="miter" svg:stroke-linecap="butt" draw:fill="solid" draw:fill-color="#ffffff" draw:opacity="0%" draw:textarea-vertical-align="middle" draw:auto-grow-height="false" draw:fit-to-size="false" style:shrink-to-fit="false" fo:min-height="0.51cm" fo:min-width="16.004cm" fo:padding-top="0.127cm" fo:padding-bottom="0.127cm" fo:padding-left="0.254cm" fo:padding-right="0.254cm" fo:wrap-option="wrap" style:run-through="background"/>
      <style:paragraph-properties style:writing-mode="lr-tb"/>
    </style:style>
    <style:style style:name="gr3" style:family="graphic">
      <style:graphic-properties draw:stroke="none" svg:stroke-width="0.018cm" draw:fill="none" draw:textarea-vertical-align="top" draw:auto-grow-height="true" draw:fit-to-size="false" style:shrink-to-fit="false" fo:min-height="0cm" fo:min-width="0cm" fo:padding-top="0.127cm" fo:padding-bottom="0.127cm" fo:padding-left="0cm" fo:padding-right="0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NF1 – EL SERVEI DE DHCP || uf1: DNS I DHCP</text:span></text:p>
      <text:p text:style-name="P12"><text:span text:style-name="T2">CAS PRÀCTIC 2 – EL SERVEI DE DHCP A WINDOWS <text:s/>SERVER</text:span></text:p>
      <text:p text:style-name="P9"><text:span text:style-name="T3">NOM DE L’ALUMNE/s: <text:s/></text:span><text:span text:style-name="T4">Nil Massó</text:span></text:p>
      <text:p text:style-name="P13"><text:span text:style-name="T3">OBJECTIU</text:span></text:p>
      <text:list xml:id="list58797110" text:style-name="WWNum6">
        <text:list-item>
          <text:p text:style-name="P7"><text:span text:style-name="T5">Configurar el servei de DHCP sota IPv4 a Windows Server amb una configuració particular (bàsica i ampliada), associar-hi un client i fer l’anàlisi dels logs. </text:span></text:p>
        </text:list-item>
      </text:list>
      <text:p text:style-name="P13"><text:span text:style-name="T3">INSTRUCCIONS</text:span></text:p>
      <text:list xml:id="list1733195447" text:style-name="WWNum5">
        <text:list-item>
          <text:p text:style-name="P8"><text:span text:style-name="T5">L’activitat és de tipus individual. </text:span></text:p>
        </text:list-item>
        <text:list-item>
          <text:p text:style-name="P8"><text:span text:style-name="T5">Cal utilitzar el Windows Server post-Exercici1. </text:span></text:p>
        </text:list-item>
        <text:list-item>
          <text:p text:style-name="P8"><text:span text:style-name="T5">Com a client utilitzeu la Ubuntu Server. </text:span></text:p>
        </text:list-item>
        <text:list-item>
          <text:p text:style-name="P8"><text:span text:style-name="T5">Caldrà que adapteu la configuració de xarxa amb les instruccions de l’enunciat. </text:span></text:p>
        </text:list-item>
        <text:list-item>
          <text:p text:style-name="P8"><text:span text:style-name="T5">Per defecte, cal que justifiqueu les respostes amb captures de pantalla. </text:span></text:p>
        </text:list-item>
        <text:list-item>
          <text:p text:style-name="P8"><text:span text:style-name="T5">Sempre que es demani una comanda i una resposta, encara que sigui buida, cal mostrar els dos valors a la captura. </text:span></text:p>
        </text:list-item>
      </text:list>
      <text:p text:style-name="P14"/>
      <text:p text:style-name="P10"/>
      <text:p text:style-name="P9"><text:span text:style-name="T6">Partint de l’exercici 1 tindreu el Windows Server 2022 amb el servei de DHCP instal·lat. Ara és hora que el configureu i en fem ús. Per això necessitareu una màquina que actuï de client. Per facilitar-vos la feina, i veure la interacció Win/Linux utilitzeu la Ubuntu Server com a client. </text:span></text:p>
      <text:p text:style-name="P9"><text:span text:style-name="T6">Amb la configuració de xarxa que a priori hi teniu cal anar al VirtualBox i desactivar la opció ‘DHCP’ de ‘Preferències-&gt;Xarxa’ del rang que heu creat associat al mòdul. Les màquines poden quedar-se amb l’adaptador en mode xarxa NAT. D’aquesta manera no tindrem col·lisió amb el servidor de DHCP que ens proporciona directament Virtualbox. </text:span></text:p>
      <text:p text:style-name="P9"><text:span text:style-name="T6">A l’hora de configurar el servei DHCP, s’ha decidit que hi haurà uns ítems que considerem com a configuració bàsica, i uns d’altres que considerarem de configuració ampliada. </text:span></text:p>
      <text:p text:style-name="P9"><text:span text:style-name="T6">Primer de tot doncs, caldrà fer la </text:span><text:span text:style-name="T7">configuració bàsica, i aquesta s’ha de fer en Powershell</text:span><text:span text:style-name="T6">. Consisteix en:</text:span></text:p>
      <text:list xml:id="list625507626" text:style-name="WWNum13">
        <text:list-item>
          <text:p text:style-name="P1"><text:span text:style-name="T6">Definir un àmbit de nom ‘CasPractic2-Inicials’, on cal substituir ‘Inicials’ per les vostres. L’àmbit l’entenem com una agrupació administrativa d’adreces IP per equips d’una subxarxa que es connecten via DHCP. </text:span></text:p>
        </text:list-item>
        <text:list-item>
          <text:p text:style-name="P1"><text:span text:style-name="T6">Definir el rang de servei DHCP, que ha d’anar de la 172.25.X.100 a la 172.25.X.150. Recordeu a substituir la X pel vostre rang particular preassignat. </text:span></text:p>
        </text:list-item>
        <text:list-item>
          <text:p text:style-name="P1"><text:span text:style-name="T6">El temps de concessió ha de ser de 2h i 5 min. </text:span></text:p>
        </text:list-item>
        <text:list-item>
          <text:p text:style-name="P1"><text:span text:style-name="T6">Cal assignar la IP 172.25.0.1 com a router i 8.8.8.8 com a servidor DNS. Si quan feu les proves amb aquest DNS no us resol, la podeu canviar pel DNS que us dona el DHCP de l’aula al vostre portàtil.</text:span></text:p>
        </text:list-item>
      </text:list>
      <text:p text:style-name="P9"><text:soft-page-break/><text:span text:style-name="T6">Cal tenir en compte que hi ha diferents combinacions de comandes per obtenir el mateix resultat, de forma que es valorarà en cada cas. I també que és totalment vàlid que alguna comanda configuri una o més parts alhora de la configuració. </text:span></text:p>
      <text:list xml:id="list3853800916" text:style-name="WWNum14">
        <text:list-item>
          <text:p text:style-name="P2"><text:span text:style-name="T6">Així doncs, per aquesta primera part, adjunteu les captures de les comandes Powershell que feu servir per configurar el servei de forma bàsica. Les comandes s’han de veure a la seva totalitat i també “l’intro” de la seva execució, encara que doni una resposta en blanc. Al finalitzar, també cal, amb comandes Powershell, mostrar la configuració del servei DHCP a nivell dels aspectes que hem configurat prèviament. 3,5 punts. </text:span></text:p>
        </text:list-item>
      </text:list>
      <text:p text:style-name="P9"><text:span text:style-name="T6">Tot seguit caldrà fer la </text:span><text:span text:style-name="T7">configuració ampliada, i en aquest cas ho farem via GUI</text:span><text:span text:style-name="T6">. En aquest punt anirem pas a pas.</text:span></text:p>
      <text:list xml:id="list144304926781978" text:continue-numbering="true" text:style-name="WWNum14">
        <text:list-item>
          <text:p text:style-name="P2"><text:span text:style-name="T6">Dins el rang prèviament establert, s’han d’excloure les IPs acabades en 105, 115 i 125. Adjunteu la captura del menú on agregueu una exclusió només per un dels casos, i que s’hi vegi la IP però cal que feu les 3 exclusions. 0,75 punts. </text:span></text:p>
        </text:list-item>
      </text:list>
      <text:p text:style-name="P3"/>
      <text:list xml:id="list144305220649908" text:continue-numbering="true" text:style-name="WWNum14">
        <text:list-item>
          <text:p text:style-name="P6"><text:span text:style-name="T6">Tot i que dins la UF encara no hem tractat el DNS, cal que configureu el DHCP perquè proporcioni un nom de domini als equips que s’hi connecten. El nom del domini ha de ser nomgconom.edu (en el meu cas doncs davidbancells.edu). Adjunteu novament una captura del menú on configureu que hi hagi aquesta opció i amb quin valor. 0,75 punts. <text:s/></text:span></text:p>
        </text:list-item>
      </text:list>
      <text:p text:style-name="P3"/>
      <text:list xml:id="list144304498202836" text:continue-numbering="true" text:style-name="WWNum14">
        <text:list-item>
          <text:p text:style-name="P6"><text:span text:style-name="T6">Per últim cal reservar l’adreça que acaba en 133 per la MAC de la Ubuntu Server que ens farà de client. En aquest cas mostreu novament una captura del menú de reserva on heu aplicat la configuració. 0,75 punts. </text:span></text:p>
        </text:list-item>
      </text:list>
      <text:p text:style-name="P9"><text:span text:style-name="T6">Evidentment el servei DHCP té molts paràmetres, com ara el WINS, però queden fora de l’abast d’aquest cas pràctic en concret. <text:s/></text:span></text:p>
      <text:p text:style-name="P9"><text:span text:style-name="T6">Un cop fetes aquestes configuracions ampliades, dins de l’administració del servei de DHCP, caldrà adjuntar les següents captures per demostrar la configuració final del servei. </text:span></text:p>
      <text:list xml:id="list144304459319172" text:continue-numbering="true" text:style-name="WWNum14">
        <text:list-item>
          <text:p text:style-name="P6"><text:span text:style-name="T6">Captura del conjunt d’adreces de l’àmbit, tant l’interval com les excloses. 0,5 punts. </text:span></text:p>
        </text:list-item>
      </text:list>
      <text:p text:style-name="P4"/>
      <text:list xml:id="list144304406728926" text:continue-numbering="true" text:style-name="WWNum14">
        <text:list-item>
          <text:p text:style-name="P6"><text:span text:style-name="T6">Captura de les opcions de l’àmbit definit per veure les opcions addicionals configurades. 0,5 punts. </text:span></text:p>
        </text:list-item>
      </text:list>
      <text:p text:style-name="P11"><text:span text:style-name="T6">Ha arribat el moment de provar-ne el funcionament. Per això arranqueu la Ubuntu Server i automàticament hauria de llançar la petició de DHCP, sinó llanceu-la vosaltres amb el client per comandes. </text:span></text:p>
      <text:list xml:id="list144303823676571" text:continue-numbering="true" text:style-name="WWNum14">
        <text:list-item>
          <text:p text:style-name="P6"><text:span text:style-name="T6">Un cop fet, des de la Ubuntu, adjunteu dues captures. La primera, l’execució d’un ‘sudo ip ad sh’ on es vegi la MAC de l’adaptador i la IP que ha obtingut. La segona, un ‘cat’ del fitxer de leases conforme us </text:span><text:soft-page-break/><text:span text:style-name="T6">han arribat tots els paràmetres de la configuració addicional. 1,25 punts. <text:s/></text:span></text:p>
        </text:list-item>
      </text:list>
      <text:p text:style-name="P5"/>
      <text:list xml:id="list144304875092452" text:continue-numbering="true" text:style-name="WWNum14">
        <text:list-item>
          <text:p text:style-name="P2"><text:span text:style-name="T6">Tot això també ho podem comprovar des dels logs. Els podeu trobar a c:\Windows\System32\dhcp\. Obriu els del dia que esteu fent el cas pràctic i adjunteu una captura de les últimes 10-20 línies del fitxer on es vegin algunes de les accions fetes anteriorment. 1 punt. </text:span></text:p>
        </text:list-item>
      </text:list>
      <text:p text:style-name="P5"/>
      <text:list xml:id="list144305286862208" text:continue-numbering="true" text:style-name="WWNum14">
        <text:list-item>
          <text:p text:style-name="P2"><text:span text:style-name="T6">Finalment, i </text:span><text:span text:style-name="T7">utilitzant Powershell</text:span><text:span text:style-name="T6">, cal executar dues comandes. La primera ens ha de permetre veure les IPs de l’àmbit que actualment s’han donat, és a dir, estan en concessió o ‘lease’, i una altra per fer que el server ens doni una llista de 8 IPs encara lliures dins l’àmbit de DHCP. 1 punt.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Calibri3" svg:font-family="Calibri"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ca" fo:country="E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ca" fo:country="E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ca" style:country-asian="ES"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apartat1" style:family="paragraph" style:parent-style-name="Standard" style:default-outline-level="" style:list-style-name="WWNum1">
      <style:paragraph-properties fo:margin-top="0.353cm" fo:margin-bottom="0.353cm" style:contextual-spacing="false" fo:line-height="115%" fo:hyphenation-ladder-count="no-limit" fo:padding-left="0cm" fo:padding-right="0cm" fo:padding-top="0cm" fo:padding-bottom="0.035cm" fo:border-left="none" fo:border-right="none" fo:border-top="none" fo:border-bottom="1.5pt solid #0000ff"/>
      <style:text-properties fo:text-transform="uppercase" fo:color="#0000ff" loext:opacity="100%" style:font-name="Arial" fo:font-family="Arial" style:font-family-generic="roman" style:font-pitch="variable" fo:language="en" fo:country="US" fo:font-weight="bold" style:font-name-asian="Times New Roman1" style:font-family-asian="'Times New Roman'" style:font-family-generic-asian="system" style:font-pitch-asian="variable" style:language-asian="zh" style:country-asian="CN" style:font-weight-asian="bold" style:font-name-complex="Arial1" style:font-family-complex="Arial" style:font-family-generic-complex="system" style:font-pitch-complex="variable" style:language-complex="en" style:country-complex="US"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heading"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abletext"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absection"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odytextl25bol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odytext2"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parthea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tephea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ubstepalpha"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font-size-asian="12pt" style:font-name-complex="Calibri2" style:font-family-complex="Calibri" style:font-family-generic-complex="system" style:font-pitch-complex="variable" style:font-size-complex="12pt"/>
    </style:style>
    <style:style style:name="Default_20_Paragraph_20_Font" style:display-name="Default Paragraph Font" style:family="text"/>
    <style:style style:name="Capçalera_20_Car" style:display-name="Capçalera Car" style:family="text" style:parent-style-name="Default_20_Paragraph_20_Font"/>
    <style:style style:name="Peu_20_Car" style:display-name="Peu Car" style:family="text" style:parent-style-name="Default_20_Paragraph_20_Font"/>
    <style:style style:name="Text_20_de_20_globus_20_Car" style:display-name="Text de globu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ol_20_2_20_Car" style:display-name="Títol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ca" style:country-asian="ES"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ítol_20_3_20_Car" style:display-name="Títol 3 Car" style:family="text" style:parent-style-name="Default_20_Paragraph_20_Font">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mw-headline" style:family="text" style:parent-style-name="Default_20_Paragraph_20_Font"/>
    <style:style style:name="apple-converted-space"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Calibri2" style:font-family-asian="Calibri" style:font-family-generic-asian="system" style:font-pitch-asian="variable" style:font-name-complex="Calibri Light1" style:font-family-complex="'Calibri Light'"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asian="Calibri2" style:font-family-asian="Calibri" style:font-family-generic-asian="system" style:font-pitch-asian="variable" style:font-name-complex="Calibri Light1" style:font-family-complex="'Calibri Light'"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asian="Calibri2" style:font-family-asian="Calibri" style:font-family-generic-asian="system" style:font-pitch-asian="variable" style:font-name-complex="Calibri Light1" style:font-family-complex="'Calibri Light'"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asian="Calibri2" style:font-family-asian="Calibri" style:font-family-generic-asian="system" style:font-pitch-asian="variable" style:font-name-complex="Calibri Light1" style:font-family-complex="'Calibri Light'"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asian="Calibri2" style:font-family-asian="Calibri" style:font-family-generic-asian="system" style:font-pitch-asian="variable" style:font-name-complex="Calibri Light1" style:font-family-complex="'Calibri Light'"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905cm"/>
        </style:list-level-properties>
        <style:text-properties fo:font-family="'Calibri Light'"/>
      </text:list-level-style-bullet>
      <text:list-level-style-bullet text:level="2" text:style-name="ListLabel_20_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1" text:bullet-char="-">
        <style:list-level-properties text:list-level-position-and-space-mode="label-alignment">
          <style:list-level-label-alignment text:label-followed-by="listtab" fo:text-indent="-0.635cm" fo:margin-left="1.27cm"/>
        </style:list-level-properties>
        <style:text-properties fo:font-family="'Calibri Light'"/>
      </text:list-level-style-bullet>
      <text:list-level-style-bullet text:level="2" text:style-name="ListLabel_20_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5" text:bullet-char="-">
        <style:list-level-properties text:list-level-position-and-space-mode="label-alignment">
          <style:list-level-label-alignment text:label-followed-by="listtab" fo:text-indent="-0.635cm" fo:margin-left="1.27cm"/>
        </style:list-level-properties>
        <style:text-properties fo:font-family="'Calibri Light'"/>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fo:font-family="'Calibri Light'"/>
      </text:list-level-style-bullet>
      <text:list-level-style-bullet text:level="2" text:style-name="ListLabel_20_2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6" text:bullet-char="-">
        <style:list-level-properties text:list-level-position-and-space-mode="label-alignment">
          <style:list-level-label-alignment text:label-followed-by="listtab" fo:text-indent="-0.635cm" fo:margin-left="1.905cm"/>
        </style:list-level-properties>
        <style:text-properties fo:font-family="'Calibri Light'"/>
      </text:list-level-style-bullet>
      <text:list-level-style-bullet text:level="2" text:style-name="ListLabel_20_27"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ffffff" draw:opacity="0%"/>
      <style:paragraph-properties fo:text-align="start"/>
      <style:text-properties fo:font-size="11pt"/>
    </style:style>
    <style:style style:name="MP2" style:family="paragraph">
      <style:paragraph-properties fo:margin-top="0cm" fo:margin-bottom="0cm" fo:line-height="100%" fo:text-align="end"/>
      <style:text-properties fo:font-size="11pt"/>
    </style:style>
    <style:style style:name="MP3" style:family="paragraph">
      <loext:graphic-properties draw:fill="none"/>
      <style:paragraph-properties fo:margin-top="0cm" fo:margin-bottom="0cm" fo:line-height="100%" fo:text-align="end"/>
      <style:text-properties fo:font-size="11pt"/>
    </style:style>
    <style:style style:name="MT1" style:family="text">
      <style:text-properties fo:text-transform="uppercase" fo:color="#5b9bd5" loext:opacity="100%"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 style:family="text">
      <style:text-properties fo:text-transform="uppercase" fo:color="#808080" loext:opacity="100%"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808080" loext:opacity="100%"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gr1" style:family="graphic">
      <style:graphic-properties fo:margin-left="0cm" fo:margin-right="0cm" fo:margin-top="0cm" fo:margin-bottom="0cm" style:run-through="background" style:wrap="run-through" style:number-wrapped-paragraphs="no-limit" style:vertical-pos="middle" loext:vertical-rel="page-content-bottom" style:horizontal-pos="right" style:horizontal-rel="page" draw:wrap-influence-on-position="once-concurrent" loext:allow-overlap="true" style:flow-with-text="false"/>
    </style:style>
    <style:style style:name="Mgr2" style:family="graphic">
      <style:graphic-properties draw:stroke="none" svg:stroke-width="0.035cm" draw:stroke-linejoin="miter" svg:stroke-linecap="butt" draw:fill="solid" draw:fill-color="#ffffff" draw:opacity="0%" draw:textarea-vertical-align="middle" draw:auto-grow-height="false" draw:fit-to-size="false" style:shrink-to-fit="false" fo:min-height="0.51cm" fo:min-width="16.004cm" fo:padding-top="0.127cm" fo:padding-bottom="0.127cm" fo:padding-left="0.254cm" fo:padding-right="0.254cm" fo:wrap-option="wrap" style:run-through="background"/>
      <style:paragraph-properties style:writing-mode="lr-tb"/>
    </style:style>
    <style:style style:name="Mgr3" style:family="graphic">
      <style:graphic-properties draw:stroke="none" svg:stroke-width="0.018cm" draw:fill="none" draw:textarea-vertical-align="top" draw:auto-grow-height="true" draw:fit-to-size="false" style:shrink-to-fit="false" fo:min-height="0cm" fo:min-width="0cm" fo:padding-top="0.127cm" fo:padding-bottom="0.127cm" fo:padding-left="0cm" fo:padding-right="0cm" fo:wrap-option="wrap" style:run-through="background"/>
      <style:paragraph-properties style:writing-mode="lr-tb"/>
    </style:style>
    <style:page-layout style:name="Mpm1">
      <style:page-layout-properties fo:page-width="21.001cm" fo:page-height="29.7cm" style:num-format="1" style:print-orientation="portrait" fo:margin-top="1.7cm" fo:margin-bottom="1cm" fo:margin-left="2.3cm" fo:margin-right="2.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cm" fo:margin-left="0cm" fo:margin-right="0cm" fo:margin-top="0.6cm" style:dynamic-spacing="true"/>
      </style:footer-style>
    </style:page-layout>
  </office:automatic-styles>
  <office:master-styles>
    <style:master-page style:name="Standard" style:page-layout-name="Mpm1">
      <style:footer>
        <text:p text:style-name="Footer"><draw:g text:anchor-type="paragraph" draw:z-index="2" draw:name="Group 164" draw:style-name="Mgr1"><draw:custom-shape draw:name="Rectangle 165" draw:style-name="Mgr2" draw:text-style-name="MP1" svg:width="16.511cm" svg:height="0.763cm" svg:x="4.489cm" svg:y="-0.38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66" draw:style-name="Mgr3" draw:text-style-name="MP3" svg:width="16.511cm" svg:height="0.668cm" svg:x="3.854cm" svg:y="-0.355cm"><text:p text:style-name="MP2"><text:span text:style-name="MT1">ASIX – M8 – SXI</text:span><text:span text:style-name="MT2"> | IES SA PALOMERA | CURS 22-23</text:span><text:span text:style-name="MT3"> <text:s text:c="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IX – M8 – SXI</dc:title>
    <meta:initial-creator>David</meta:initial-creator>
    <meta:editing-cycles>732</meta:editing-cycles>
    <meta:creation-date>2019-09-24T06:15:00</meta:creation-date>
    <dc:date>2022-09-21T14:43:03.549389509</dc:date>
    <meta:editing-duration>PT22H41M29S</meta:editing-duration>
    <meta:generator>LibreOffice/7.0.4.2$Linux_X86_64 LibreOffice_project/00$Build-2</meta:generator>
    <meta:document-statistic meta:table-count="0" meta:image-count="0" meta:object-count="0" meta:page-count="3" meta:paragraph-count="34" meta:word-count="925" meta:character-count="5338" meta:non-whitespace-character-count="4434"/>
    <meta:user-defined meta:name="AppVersion">16.0000</meta:user-defined>
    <meta:template xlink:type="simple" xlink:actuate="onRequest" xlink:title="Normal.dotm" xlink:href=""/>
  </office:meta>
</office:document-meta>
</file>